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8C000001B2A3310E5CC8FAC777.png" manifest:media-type="image/png"/>
  <manifest:file-entry manifest:full-path="Pictures/10000001000003E8000003E84C278EF8D9F67211.png" manifest:media-type="image/png"/>
  <manifest:file-entry manifest:full-path="Pictures/10000001000002F4000003D4C83686983F8821CB.png" manifest:media-type="image/png"/>
  <manifest:file-entry manifest:full-path="Pictures/100000010000020000000200A333E214AD431A9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3.681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9.731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5.651cm, 6.577cm, 0cm, 2.629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stroke="none" draw:fill="none" fo:min-height="1.766cm"/>
      <style:paragraph-properties style:writing-mode="lr-tb"/>
    </style:style>
    <style:style style:name="gr8" style:family="graphic" style:parent-style-name="standard">
      <style:graphic-properties draw:stroke="none" draw:fill="none" fo:min-height="0.70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/>
    </style:style>
    <style:style style:name="P3" style:family="paragraph">
      <loext:graphic-properties draw:fill="none" draw:fill-color="#ffffff"/>
      <style:paragraph-properties fo:text-align="center"/>
      <style:text-properties fo:font-size="15pt"/>
    </style:style>
    <style:style style:name="P4" style:family="paragraph">
      <loext:graphic-properties draw:fill="none"/>
    </style:style>
    <style:style style:name="P5" style:family="paragraph">
      <style:paragraph-properties fo:text-align="center"/>
      <style:text-properties fo:color="#ffffff" loext:opacity="100%"/>
    </style:style>
    <style:style style:name="P6" style:family="paragraph">
      <loext:graphic-properties draw:fill="none"/>
      <style:paragraph-properties fo:text-align="center"/>
      <style:text-properties fo:color="#ffffff" loext:opacity="100%"/>
    </style:style>
    <style:style style:name="T1" style:family="text">
      <style:text-properties fo:font-size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7.62cm" svg:height="7.62cm" draw:transform="rotate (-3.14159265358979) translate (20.415cm 10.19cm)">
            <draw:image xlink:href="Pictures/100000010000020000000200A333E214AD431A92.png" xlink:type="simple" xlink:show="embed" xlink:actuate="onLoad" draw:mime-type="image/png">
              <text:p/>
            </draw:image>
          </draw:frame>
          <draw:g>
            <draw:frame draw:style-name="gr2" draw:text-style-name="P1" draw:layer="layout" svg:width="5.558cm" svg:height="10.087cm" draw:transform="rotate (-3.14159265358979) translate (7.561cm 13.778cm)">
              <draw:image xlink:href="Pictures/10000001000002F4000003D4C83686983F8821CB.png" xlink:type="simple" xlink:show="embed" xlink:actuate="onLoad" draw:mime-type="image/png">
                <text:p/>
              </draw:image>
            </draw:frame>
            <draw:frame draw:style-name="gr3" draw:text-style-name="P1" draw:layer="layout" svg:width="1.904cm" svg:height="10.087cm" draw:transform="rotate (-3.14159265358979) translate (11.006cm 13.778cm)">
              <draw:image xlink:href="Pictures/10000001000002F4000003D4C83686983F8821CB.png" xlink:type="simple" xlink:show="embed" xlink:actuate="onLoad" draw:mime-type="image/png">
                <text:p/>
              </draw:image>
            </draw:frame>
            <draw:frame draw:style-name="gr4" draw:text-style-name="P1" draw:layer="layout" svg:width="1.904cm" svg:height="0.635cm" draw:transform="rotate (-3.14159265358979) translate (9.431cm 4.326cm)">
              <draw:image xlink:href="Pictures/10000001000002F4000003D4C83686983F8821CB.png" xlink:type="simple" xlink:show="embed" xlink:actuate="onLoad" draw:mime-type="image/png">
                <text:p/>
              </draw:image>
            </draw:frame>
            <draw:frame draw:style-name="gr5" draw:text-style-name="P1" draw:layer="layout" svg:width="11.114cm" svg:height="7.397cm" draw:transform="rotate (-1.5707963267949) translate (15.87cm 8.553cm)">
              <draw:image xlink:href="Pictures/100000010000028C000001B2A3310E5CC8FAC777.png" xlink:type="simple" xlink:show="embed" xlink:actuate="onLoad" draw:mime-type="image/png">
                <text:p/>
              </draw:image>
            </draw:frame>
          </draw:g>
          <draw:frame draw:style-name="gr1" draw:text-style-name="P1" draw:layer="layout" svg:width="11.112cm" svg:height="11.112cm" svg:x="14.928cm" svg:y="1.926cm">
            <draw:image xlink:href="Pictures/10000001000003E8000003E84C278EF8D9F67211.png" xlink:type="simple" xlink:show="embed" xlink:actuate="onLoad" draw:mime-type="image/png">
              <text:p/>
            </draw:image>
          </draw:frame>
          <draw:frame draw:style-name="gr6" draw:text-style-name="P3" draw:layer="layout" svg:width="2.513cm" svg:height="2.015cm" svg:x="13.239cm" svg:y="8.733cm">
            <draw:text-box>
              <text:p text:style-name="P2">Gigabit</text:p>
              <text:p text:style-name="P2">Ethernet</text:p>
              <text:p text:style-name="P2">RJ45</text:p>
            </draw:text-box>
          </draw:frame>
          <draw:frame draw:style-name="gr7" draw:text-style-name="P4" draw:layer="layout" svg:width="2.513cm" svg:height="2.016cm" svg:x="8.829cm" svg:y="9.42cm">
            <draw:text-box>
              <text:p text:style-name="P1"><text:span text:style-name="T1">USB </text:span></text:p>
              <text:p text:style-name="P1"><text:span text:style-name="T1">3.0</text:span></text:p>
            </draw:text-box>
          </draw:frame>
          <draw:frame draw:style-name="gr8" draw:text-style-name="P6" draw:layer="layout" svg:width="3.175cm" svg:height="0.953cm" svg:x="18.41cm" svg:y="10.142cm">
            <draw:text-box>
              <text:p text:style-name="P5"><text:span text:style-name="T1">Router ISP</text:span></text:p>
            </draw:text-box>
          </draw:frame>
          <draw:frame draw:style-name="gr8" draw:text-style-name="P6" draw:layer="layout" svg:width="3.175cm" svg:height="2.015cm" svg:x="3.17cm" svg:y="8.872cm">
            <draw:text-box>
              <text:p text:style-name="P5"><text:span text:style-name="T1">External</text:span></text:p>
              <text:p text:style-name="P5"><text:span text:style-name="T1">HDD</text:span></text:p>
              <text:p text:style-name="P5"><text:span text:style-name="T1">2 TB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1-30T02:48:57.547430977</meta:creation-date>
    <dc:date>2022-01-30T03:27:27.481768035</dc:date>
    <meta:editing-duration>PT7M9S</meta:editing-duration>
    <meta:editing-cycles>1</meta:editing-cycles>
    <meta:document-statistic meta:object-count="12"/>
    <meta:generator>LibreOffice/7.2.4.1$MacOSX_X86_64 LibreOffice_project/27d75539669ac387bb498e35313b970b7fe9c4f9</meta:generator>
  </office:meta>
</office:document-meta>
</file>